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80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log_jaringan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g_id</text:p>
          </table:table-cell>
          <table:table-cell office:value-type="string" calcext:value-type="string">
            <text:p>kd_riwayat</text:p>
          </table:table-cell>
          <table:table-cell office:value-type="string" calcext:value-type="string">
            <text:p>aset_id</text:p>
          </table:table-cell>
          <table:table-cell table:style-name="Default" office:value-type="string" calcext:value-type="string">
            <text:p>tglperubahan</text:p>
          </table:table-cell>
          <table:table-cell office:value-type="string" calcext:value-type="string">
            <text:p>NilaiBuku</text:p>
          </table:table-cell>
          <table:table-cell office:value-type="string" calcext:value-type="string">
            <text:p>NilaiBuku_Awal</text:p>
          </table:table-cell>
          <table:table-cell office:value-type="string" calcext:value-type="string">
            <text:p>AkumulasiPenyusutan</text:p>
          </table:table-cell>
          <table:table-cell office:value-type="string" calcext:value-type="string">
            <text:p>AkumulasiPenyusutan_Awal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enyusutanPerTahun</text:p>
          </table:table-cell>
          <table:table-cell office:value-type="string" calcext:value-type="string">
            <text:p>UmurEkonomis</text:p>
          </table:table-cell>
        </table:table-row>
        <table:table-row table:style-name="ro1">
          <table:table-cell office:value-type="float" office:value="105994" calcext:value-type="float">
            <text:p>105994</text:p>
          </table:table-cell>
          <table:table-cell office:value-type="string" calcext:value-type="string">
            <text:p>55</text:p>
          </table:table-cell>
          <table:table-cell office:value-type="float" office:value="202339" calcext:value-type="float">
            <text:p>202339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146738400" calcext:value-type="float">
            <text:p>146738400</text:p>
          </table:table-cell>
          <table:table-cell office:value-type="float" office:value="110053800" calcext:value-type="float">
            <text:p>110053800</text:p>
          </table:table-cell>
          <table:table-cell office:value-type="float" office:value="2403764591.4" calcext:value-type="float">
            <text:p>2403764591.4</text:p>
          </table:table-cell>
          <table:table-cell office:value-type="float" office:value="2440449191.4" calcext:value-type="float">
            <text:p>2440449191.4</text:p>
          </table:table-cell>
          <table:table-cell office:value-type="float" office:value="-36684600" calcext:value-type="float">
            <text:p>-36684600</text:p>
          </table:table-cell>
          <table:table-cell office:value-type="float" office:value="36684600" calcext:value-type="float">
            <text:p>36684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124" calcext:value-type="float">
            <text:p>106124</text:p>
          </table:table-cell>
          <table:table-cell office:value-type="string" calcext:value-type="string">
            <text:p>55</text:p>
          </table:table-cell>
          <table:table-cell office:value-type="float" office:value="202379" calcext:value-type="float">
            <text:p>202379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164494400" calcext:value-type="float">
            <text:p>164494400</text:p>
          </table:table-cell>
          <table:table-cell office:value-type="float" office:value="123370800" calcext:value-type="float">
            <text:p>123370800</text:p>
          </table:table-cell>
          <table:table-cell office:value-type="float" office:value="1858471108.7" calcext:value-type="float">
            <text:p>1858471108.7</text:p>
          </table:table-cell>
          <table:table-cell office:value-type="float" office:value="1899594708.7" calcext:value-type="float">
            <text:p>1899594708.7</text:p>
          </table:table-cell>
          <table:table-cell office:value-type="float" office:value="-41123600" calcext:value-type="float">
            <text:p>-41123600</text:p>
          </table:table-cell>
          <table:table-cell office:value-type="float" office:value="41123600" calcext:value-type="float">
            <text:p>41123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39" calcext:value-type="float">
            <text:p>117139</text:p>
          </table:table-cell>
          <table:table-cell office:value-type="string" calcext:value-type="string">
            <text:p>55</text:p>
          </table:table-cell>
          <table:table-cell office:value-type="float" office:value="202383" calcext:value-type="float">
            <text:p>202383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384388200" calcext:value-type="float">
            <text:p>384388200</text:p>
          </table:table-cell>
          <table:table-cell office:value-type="float" office:value="341678400" calcext:value-type="float">
            <text:p>341678400</text:p>
          </table:table-cell>
          <table:table-cell office:value-type="float" office:value="97754540.8" calcext:value-type="float">
            <text:p>97754540.8</text:p>
          </table:table-cell>
          <table:table-cell office:value-type="float" office:value="140464340.8" calcext:value-type="float">
            <text:p>140464340.8</text:p>
          </table:table-cell>
          <table:table-cell office:value-type="float" office:value="-42709800" calcext:value-type="float">
            <text:p>-42709800</text:p>
          </table:table-cell>
          <table:table-cell office:value-type="float" office:value="42709800" calcext:value-type="float">
            <text:p>427098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898" calcext:value-type="float">
            <text:p>105898</text:p>
          </table:table-cell>
          <table:table-cell office:value-type="string" calcext:value-type="string">
            <text:p>55</text:p>
          </table:table-cell>
          <table:table-cell office:value-type="float" office:value="202395" calcext:value-type="float">
            <text:p>202395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4806260100" calcext:value-type="float">
            <text:p>4806260100</text:p>
          </table:table-cell>
          <table:table-cell office:value-type="float" office:value="4272231200" calcext:value-type="float">
            <text:p>4272231200</text:p>
          </table:table-cell>
          <table:table-cell office:value-type="float" office:value="3560575304" calcext:value-type="float">
            <text:p>3560575304</text:p>
          </table:table-cell>
          <table:table-cell office:value-type="float" office:value="4094604204" calcext:value-type="float">
            <text:p>4094604204</text:p>
          </table:table-cell>
          <table:table-cell office:value-type="float" office:value="-534028900" calcext:value-type="float">
            <text:p>-534028900</text:p>
          </table:table-cell>
          <table:table-cell office:value-type="float" office:value="534028900" calcext:value-type="float">
            <text:p>5340289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922" calcext:value-type="float">
            <text:p>105922</text:p>
          </table:table-cell>
          <table:table-cell office:value-type="string" calcext:value-type="string">
            <text:p>55</text:p>
          </table:table-cell>
          <table:table-cell office:value-type="float" office:value="202411" calcext:value-type="float">
            <text:p>202411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1280935080" calcext:value-type="float">
            <text:p>1280935080</text:p>
          </table:table-cell>
          <table:table-cell office:value-type="float" office:value="1138608960" calcext:value-type="float">
            <text:p>1138608960</text:p>
          </table:table-cell>
          <table:table-cell office:value-type="float" office:value="4703473522.4" calcext:value-type="float">
            <text:p>4703473522.4</text:p>
          </table:table-cell>
          <table:table-cell office:value-type="float" office:value="4845799642.4" calcext:value-type="float">
            <text:p>4845799642.4</text:p>
          </table:table-cell>
          <table:table-cell office:value-type="float" office:value="-142326120" calcext:value-type="float">
            <text:p>-142326120</text:p>
          </table:table-cell>
          <table:table-cell office:value-type="float" office:value="142326120" calcext:value-type="float">
            <text:p>142326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46" calcext:value-type="float">
            <text:p>117146</text:p>
          </table:table-cell>
          <table:table-cell office:value-type="string" calcext:value-type="string">
            <text:p>55</text:p>
          </table:table-cell>
          <table:table-cell office:value-type="float" office:value="202412" calcext:value-type="float">
            <text:p>202412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615458700" calcext:value-type="float">
            <text:p>615458700</text:p>
          </table:table-cell>
          <table:table-cell office:value-type="float" office:value="547074400" calcext:value-type="float">
            <text:p>547074400</text:p>
          </table:table-cell>
          <table:table-cell office:value-type="float" office:value="462004052.2" calcext:value-type="float">
            <text:p>462004052.2</text:p>
          </table:table-cell>
          <table:table-cell office:value-type="float" office:value="530388352.2" calcext:value-type="float">
            <text:p>530388352.2</text:p>
          </table:table-cell>
          <table:table-cell office:value-type="float" office:value="-68384300" calcext:value-type="float">
            <text:p>-68384300</text:p>
          </table:table-cell>
          <table:table-cell office:value-type="float" office:value="68384300" calcext:value-type="float">
            <text:p>683843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49" calcext:value-type="float">
            <text:p>117149</text:p>
          </table:table-cell>
          <table:table-cell office:value-type="string" calcext:value-type="string">
            <text:p>55</text:p>
          </table:table-cell>
          <table:table-cell office:value-type="float" office:value="202415" calcext:value-type="float">
            <text:p>202415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745441524" calcext:value-type="float">
            <text:p>745441524</text:p>
          </table:table-cell>
          <table:table-cell office:value-type="float" office:value="662614688" calcext:value-type="float">
            <text:p>662614688</text:p>
          </table:table-cell>
          <table:table-cell office:value-type="float" office:value="972429696.2" calcext:value-type="float">
            <text:p>972429696.2</text:p>
          </table:table-cell>
          <table:table-cell office:value-type="float" office:value="1055256532.2" calcext:value-type="float">
            <text:p>1055256532.2</text:p>
          </table:table-cell>
          <table:table-cell office:value-type="float" office:value="-82826836" calcext:value-type="float">
            <text:p>-82826836</text:p>
          </table:table-cell>
          <table:table-cell office:value-type="float" office:value="82826836" calcext:value-type="float">
            <text:p>828268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991" calcext:value-type="float">
            <text:p>105991</text:p>
          </table:table-cell>
          <table:table-cell office:value-type="string" calcext:value-type="string">
            <text:p>55</text:p>
          </table:table-cell>
          <table:table-cell office:value-type="float" office:value="202443" calcext:value-type="float">
            <text:p>202443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413341087.2" calcext:value-type="float">
            <text:p>413341087.2</text:p>
          </table:table-cell>
          <table:table-cell office:value-type="float" office:value="368656466.2" calcext:value-type="float">
            <text:p>368656466.2</text:p>
          </table:table-cell>
          <table:table-cell office:value-type="float" office:value="1410435467" calcext:value-type="float">
            <text:p>1410435467</text:p>
          </table:table-cell>
          <table:table-cell office:value-type="float" office:value="1455120088" calcext:value-type="float">
            <text:p>1455120088</text:p>
          </table:table-cell>
          <table:table-cell office:value-type="float" office:value="-44684621" calcext:value-type="float">
            <text:p>-44684621</text:p>
          </table:table-cell>
          <table:table-cell office:value-type="float" office:value="103335272" calcext:value-type="float">
            <text:p>103335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54" calcext:value-type="float">
            <text:p>117154</text:p>
          </table:table-cell>
          <table:table-cell office:value-type="string" calcext:value-type="string">
            <text:p>55</text:p>
          </table:table-cell>
          <table:table-cell office:value-type="float" office:value="202445" calcext:value-type="float">
            <text:p>202445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2028528223" calcext:value-type="float">
            <text:p>2028528223</text:p>
          </table:table-cell>
          <table:table-cell office:value-type="float" office:value="1829454923" calcext:value-type="float">
            <text:p>1829454923</text:p>
          </table:table-cell>
          <table:table-cell office:value-type="float" office:value="2594077239" calcext:value-type="float">
            <text:p>2594077239</text:p>
          </table:table-cell>
          <table:table-cell office:value-type="float" office:value="2793150539" calcext:value-type="float">
            <text:p>2793150539</text:p>
          </table:table-cell>
          <table:table-cell office:value-type="float" office:value="-199073300" calcext:value-type="float">
            <text:p>-199073300</text:p>
          </table:table-cell>
          <table:table-cell office:value-type="float" office:value="225392025" calcext:value-type="float">
            <text:p>2253920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57" calcext:value-type="float">
            <text:p>117157</text:p>
          </table:table-cell>
          <table:table-cell office:value-type="string" calcext:value-type="string">
            <text:p>55</text:p>
          </table:table-cell>
          <table:table-cell office:value-type="float" office:value="202452" calcext:value-type="float">
            <text:p>202452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299675047.6" calcext:value-type="float">
            <text:p>299675047.6</text:p>
          </table:table-cell>
          <table:table-cell office:value-type="float" office:value="271041146.6" calcext:value-type="float">
            <text:p>271041146.6</text:p>
          </table:table-cell>
          <table:table-cell office:value-type="float" office:value="452996720" calcext:value-type="float">
            <text:p>452996720</text:p>
          </table:table-cell>
          <table:table-cell office:value-type="float" office:value="481630621" calcext:value-type="float">
            <text:p>481630621</text:p>
          </table:table-cell>
          <table:table-cell office:value-type="float" office:value="-28633901" calcext:value-type="float">
            <text:p>-28633901</text:p>
          </table:table-cell>
          <table:table-cell office:value-type="float" office:value="33297227" calcext:value-type="float">
            <text:p>332972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60" calcext:value-type="float">
            <text:p>117160</text:p>
          </table:table-cell>
          <table:table-cell office:value-type="string" calcext:value-type="string">
            <text:p>55</text:p>
          </table:table-cell>
          <table:table-cell office:value-type="float" office:value="202467" calcext:value-type="float">
            <text:p>202467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1807827754" calcext:value-type="float">
            <text:p>1807827754</text:p>
          </table:table-cell>
          <table:table-cell office:value-type="float" office:value="1642607654" calcext:value-type="float">
            <text:p>1642607654</text:p>
          </table:table-cell>
          <table:table-cell office:value-type="float" office:value="1626855758" calcext:value-type="float">
            <text:p>1626855758</text:p>
          </table:table-cell>
          <table:table-cell office:value-type="float" office:value="1792075858" calcext:value-type="float">
            <text:p>1792075858</text:p>
          </table:table-cell>
          <table:table-cell office:value-type="float" office:value="-165220100" calcext:value-type="float">
            <text:p>-165220100</text:p>
          </table:table-cell>
          <table:table-cell office:value-type="float" office:value="200869750" calcext:value-type="float">
            <text:p>2008697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63" calcext:value-type="float">
            <text:p>117163</text:p>
          </table:table-cell>
          <table:table-cell office:value-type="string" calcext:value-type="string">
            <text:p>55</text:p>
          </table:table-cell>
          <table:table-cell office:value-type="float" office:value="202473" calcext:value-type="float">
            <text:p>202473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611024856" calcext:value-type="float">
            <text:p>611024856</text:p>
          </table:table-cell>
          <table:table-cell office:value-type="float" office:value="654669489" calcext:value-type="float">
            <text:p>654669489</text:p>
          </table:table-cell>
          <table:table-cell office:value-type="float" office:value="5584848502" calcext:value-type="float">
            <text:p>5584848502</text:p>
          </table:table-cell>
          <table:table-cell office:value-type="float" office:value="5541203869" calcext:value-type="float">
            <text:p>5541203869</text:p>
          </table:table-cell>
          <table:table-cell office:value-type="float" office:value="43644633" calcext:value-type="float">
            <text:p>43644633</text:p>
          </table:table-cell>
          <table:table-cell office:value-type="float" office:value="152756214" calcext:value-type="float">
            <text:p>152756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66" calcext:value-type="float">
            <text:p>117166</text:p>
          </table:table-cell>
          <table:table-cell office:value-type="string" calcext:value-type="string">
            <text:p>55</text:p>
          </table:table-cell>
          <table:table-cell office:value-type="float" office:value="202475" calcext:value-type="float">
            <text:p>202475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356967034" calcext:value-type="float">
            <text:p>356967034</text:p>
          </table:table-cell>
          <table:table-cell office:value-type="float" office:value="357026537" calcext:value-type="float">
            <text:p>357026537</text:p>
          </table:table-cell>
          <table:table-cell office:value-type="float" office:value="1161808935" calcext:value-type="float">
            <text:p>1161808935</text:p>
          </table:table-cell>
          <table:table-cell office:value-type="float" office:value="1161749432" calcext:value-type="float">
            <text:p>1161749432</text:p>
          </table:table-cell>
          <table:table-cell office:value-type="float" office:value="59503" calcext:value-type="float">
            <text:p>59503</text:p>
          </table:table-cell>
          <table:table-cell office:value-type="float" office:value="89241759" calcext:value-type="float">
            <text:p>89241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69" calcext:value-type="float">
            <text:p>117169</text:p>
          </table:table-cell>
          <table:table-cell office:value-type="string" calcext:value-type="string">
            <text:p>55</text:p>
          </table:table-cell>
          <table:table-cell office:value-type="float" office:value="202763" calcext:value-type="float">
            <text:p>202763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610286400" calcext:value-type="float">
            <text:p>610286400</text:p>
          </table:table-cell>
          <table:table-cell office:value-type="float" office:value="651390000" calcext:value-type="float">
            <text:p>651390000</text:p>
          </table:table-cell>
          <table:table-cell office:value-type="float" office:value="103299600" calcext:value-type="float">
            <text:p>103299600</text:p>
          </table:table-cell>
          <table:table-cell office:value-type="float" office:value="62196000" calcext:value-type="float">
            <text:p>62196000</text:p>
          </table:table-cell>
          <table:table-cell office:value-type="float" office:value="41103600" calcext:value-type="float">
            <text:p>41103600</text:p>
          </table:table-cell>
          <table:table-cell office:value-type="float" office:value="67809600" calcext:value-type="float">
            <text:p>67809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116" calcext:value-type="float">
            <text:p>106116</text:p>
          </table:table-cell>
          <table:table-cell office:value-type="string" calcext:value-type="string">
            <text:p>55</text:p>
          </table:table-cell>
          <table:table-cell office:value-type="float" office:value="1797738" calcext:value-type="float">
            <text:p>1797738</text:p>
          </table:table-cell>
          <table:table-cell office:value-type="date" office:date-value="2016-01-02" calcext:value-type="date">
            <text:p>01/02/16 12:00 AM</text:p>
          </table:table-cell>
          <table:table-cell table:number-columns-repeated="2" office:value-type="float" office:value="3206557232" calcext:value-type="float">
            <text:p>3206557232</text:p>
          </table:table-cell>
          <table:table-cell table:number-columns-repeated="2" office:value-type="float" office:value="332491968" calcext:value-type="float">
            <text:p>332491968</text:p>
          </table:table-cell>
          <table:table-cell office:value-type="float" office:value="0" calcext:value-type="float">
            <text:p>0</text:p>
          </table:table-cell>
          <table:table-cell office:value-type="float" office:value="242864248" calcext:value-type="float">
            <text:p>2428642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74" calcext:value-type="float">
            <text:p>117174</text:p>
          </table:table-cell>
          <table:table-cell office:value-type="string" calcext:value-type="string">
            <text:p>55</text:p>
          </table:table-cell>
          <table:table-cell office:value-type="float" office:value="1867316" calcext:value-type="float">
            <text:p>1867316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220366800" calcext:value-type="float">
            <text:p>220366800</text:p>
          </table:table-cell>
          <table:table-cell office:value-type="float" office:value="204749480" calcext:value-type="float">
            <text:p>204749480</text:p>
          </table:table-cell>
          <table:table-cell office:value-type="float" office:value="34338400" calcext:value-type="float">
            <text:p>34338400</text:p>
          </table:table-cell>
          <table:table-cell office:value-type="float" office:value="49955720" calcext:value-type="float">
            <text:p>49955720</text:p>
          </table:table-cell>
          <table:table-cell office:value-type="float" office:value="-15617320" calcext:value-type="float">
            <text:p>-15617320</text:p>
          </table:table-cell>
          <table:table-cell office:value-type="float" office:value="24485200" calcext:value-type="float">
            <text:p>24485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77" calcext:value-type="float">
            <text:p>117177</text:p>
          </table:table-cell>
          <table:table-cell office:value-type="string" calcext:value-type="string">
            <text:p>55</text:p>
          </table:table-cell>
          <table:table-cell office:value-type="float" office:value="1867323" calcext:value-type="float">
            <text:p>1867323</text:p>
          </table:table-cell>
          <table:table-cell office:value-type="date" office:date-value="2016-01-02" calcext:value-type="date">
            <text:p>01/02/16 12:00 AM</text:p>
          </table:table-cell>
          <table:table-cell table:number-columns-repeated="2" office:value-type="float" office:value="274684903" calcext:value-type="float">
            <text:p>274684903</text:p>
          </table:table-cell>
          <table:table-cell table:number-columns-repeated="2" office:value-type="float" office:value="46991837" calcext:value-type="float">
            <text:p>46991837</text:p>
          </table:table-cell>
          <table:table-cell office:value-type="float" office:value="0" calcext:value-type="float">
            <text:p>0</text:p>
          </table:table-cell>
          <table:table-cell office:value-type="float" office:value="30520545" calcext:value-type="float">
            <text:p>305205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180" calcext:value-type="float">
            <text:p>117180</text:p>
          </table:table-cell>
          <table:table-cell office:value-type="string" calcext:value-type="string">
            <text:p>55</text:p>
          </table:table-cell>
          <table:table-cell office:value-type="float" office:value="1867325" calcext:value-type="float">
            <text:p>1867325</text:p>
          </table:table-cell>
          <table:table-cell office:value-type="date" office:date-value="2016-01-02" calcext:value-type="date">
            <text:p>01/02/16 12:00 AM</text:p>
          </table:table-cell>
          <table:table-cell office:value-type="float" office:value="1850319757" calcext:value-type="float">
            <text:p>1850319757</text:p>
          </table:table-cell>
          <table:table-cell office:value-type="float" office:value="1651242357" calcext:value-type="float">
            <text:p>1651242357</text:p>
          </table:table-cell>
          <table:table-cell office:value-type="float" office:value="212828511" calcext:value-type="float">
            <text:p>212828511</text:p>
          </table:table-cell>
          <table:table-cell office:value-type="float" office:value="411905911" calcext:value-type="float">
            <text:p>411905911</text:p>
          </table:table-cell>
          <table:table-cell office:value-type="float" office:value="-199077400" calcext:value-type="float">
            <text:p>-199077400</text:p>
          </table:table-cell>
          <table:table-cell office:value-type="float" office:value="205591084" calcext:value-type="float">
            <text:p>20559108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9T12:11:57</meta:creation-date>
    <dc:date>2017-04-19T19:12:19.410457317</dc:date>
    <meta:editing-duration>PT16S</meta:editing-duration>
    <meta:editing-cycles>1</meta:editing-cycles>
    <meta:document-statistic meta:table-count="1" meta:cell-count="209" meta:object-count="0"/>
  </office:meta>
</office:document-meta>
</file>